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09-06" calcext:value-type="date">
            <text:p>06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2-06" calcext:value-type="date">
            <text:p>06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3-10" calcext:value-type="date">
            <text:p>10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6-06" calcext:value-type="date">
            <text:p>06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7-07" calcext:value-type="date">
            <text:p>07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9-05" calcext:value-type="date">
            <text:p>05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14])" office:value-type="float" office:value="0" calcext:value-type="float">
            <text:p>-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27:37.4121570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17">00/00/0000</text:date></text:span><text:span text:style-name="MT6"><text:s/>- </text:span><text:span text:style-name="MT6"><text:time style:data-style-name="N2" text:time-value="09:27:37.420978900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27:37.427364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17T09:28:08.650296600</dc:date>
    <dc:language>pt-PT</dc:language>
    <meta:editing-cycles>649</meta:editing-cycles>
    <meta:editing-duration>P3DT14H32M31S</meta:editing-duration>
    <meta:print-date>2022-12-01T16:36:33.088000000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